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Mangal1" svg:font-family="Mangal"/>
    <style:font-face style:name="Verdana" svg:font-family="Verdana, Geneva, Tahom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64a7d4" officeooo:paragraph-rsid="0064a7d4" fo:background-color="#ffff00" style:font-size-asian="11pt" style:font-size-complex="11pt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" fo:font-size="11pt" fo:font-weight="bold" officeooo:paragraph-rsid="00b7124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bold" officeooo:rsid="00d90d74" officeooo:paragraph-rsid="00d90d74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fo:font-weight="bold" officeooo:rsid="00d5e6a7" officeooo:paragraph-rsid="00d5e6a7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font-weight="bold" officeooo:rsid="00d5e6a7" officeooo:paragraph-rsid="00d5e6a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weight="bold" officeooo:paragraph-rsid="00313498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weight="bold" officeooo:paragraph-rsid="007e71a4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fo:font-weight="bold" officeooo:paragraph-rsid="0064a7d4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1pt" fo:font-weight="bold" officeooo:rsid="00332d0d" officeooo:paragraph-rsid="00332d0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fo:font-weight="bold" officeooo:rsid="00332d0d" officeooo:paragraph-rsid="003487f3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font-weight="bold" officeooo:rsid="0040af4a" officeooo:paragraph-rsid="0042731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1pt" fo:font-weight="bold" officeooo:rsid="004e68bb" officeooo:paragraph-rsid="00516678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Calibri" fo:font-size="11pt" fo:font-weight="bold" officeooo:rsid="00b81dba" officeooo:paragraph-rsid="00b81db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1pt" fo:font-weight="bold" officeooo:rsid="00b9ede4" officeooo:paragraph-rsid="00b9ede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1pt" fo:font-weight="bold" officeooo:rsid="00c0bc2c" officeooo:paragraph-rsid="00c0bc2c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1pt" fo:font-weight="bold" officeooo:rsid="00c0bc2c" officeooo:paragraph-rsid="00c0bc2c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1pt" fo:font-weight="bold" officeooo:rsid="00c3edf2" officeooo:paragraph-rsid="00c3edf2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1pt" fo:font-weight="bold" officeooo:rsid="00cb53c9" officeooo:paragraph-rsid="00cb53c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fo:font-weight="bold" officeooo:rsid="00be5b1a" officeooo:paragraph-rsid="00be5b1a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1pt" fo:font-weight="bold" officeooo:rsid="00be5b1a" officeooo:paragraph-rsid="00cf111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1pt" fo:font-weight="bold" officeooo:rsid="00cf111d" officeooo:paragraph-rsid="00cf111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1pt" fo:font-weight="bold" officeooo:rsid="00cf111d" officeooo:paragraph-rsid="00cf111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1pt" fo:font-weight="bold" officeooo:rsid="00d2331f" officeooo:paragraph-rsid="00d2331f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1pt" fo:font-weight="bold" officeooo:rsid="003fe330" officeooo:paragraph-rsid="003fe330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1pt" fo:font-weight="bold" officeooo:paragraph-rsid="003487f3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1pt" fo:font-weight="bold" officeooo:paragraph-rsid="00397abf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1pt" fo:font-weight="normal" officeooo:rsid="00bb82c5" officeooo:paragraph-rsid="00be5b1a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1pt" fo:font-weight="normal" officeooo:rsid="00d21844" officeooo:paragraph-rsid="00cf111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Calibri" fo:font-size="11pt" fo:font-weight="normal" officeooo:rsid="00b81dba" officeooo:paragraph-rsid="00b81dba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1pt" fo:font-weight="normal" officeooo:rsid="00b81dba" officeooo:paragraph-rsid="00b81dba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36cd1" officeooo:paragraph-rsid="001b69a1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451302" officeooo:paragraph-rsid="0047fede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036cd1" officeooo:paragraph-rsid="001b69a1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036cd1" officeooo:paragraph-rsid="00207d97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23f532" officeooo:paragraph-rsid="0023f532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22cf5b" officeooo:paragraph-rsid="0022cf5b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22bc86" officeooo:paragraph-rsid="0047fede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normal" officeooo:rsid="00036cd1" officeooo:paragraph-rsid="001b69a1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normal" officeooo:rsid="00036cd1" officeooo:paragraph-rsid="00207d97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normal" officeooo:rsid="00116624" officeooo:paragraph-rsid="00516678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Calibri" fo:font-size="11pt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font-name="Calibri" fo:font-size="11pt" officeooo:paragraph-rsid="0022cf5b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style:font-name="Calibri" fo:font-size="11pt" officeooo:paragraph-rsid="0029cd4c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style:font-name="Calibri" fo:font-size="11pt" officeooo:paragraph-rsid="004e35ab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style:font-name="Calibri" fo:font-size="11pt" officeooo:paragraph-rsid="0077f43f" style:font-size-asian="11pt" style:font-size-complex="11pt"/>
    </style:style>
    <style:style style:name="P47" style:family="paragraph" style:parent-style-name="Standard">
      <style:paragraph-properties fo:text-align="start" style:justify-single-word="false"/>
      <style:text-properties style:font-name="Calibri" fo:font-size="11pt" officeooo:paragraph-rsid="002a9152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style:font-name="Calibri" fo:font-size="11pt" officeooo:paragraph-rsid="00313498" style:font-size-asian="11pt" style:font-size-complex="11pt"/>
    </style:style>
    <style:style style:name="P49" style:family="paragraph" style:parent-style-name="Standard">
      <style:paragraph-properties fo:text-align="start" style:justify-single-word="false"/>
      <style:text-properties style:font-name="Calibri" fo:font-size="11pt" officeooo:paragraph-rsid="003fe330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style:font-name="Calibri" fo:font-size="11pt" officeooo:paragraph-rsid="0055d118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style:font-name="Calibri" fo:font-size="11pt" officeooo:paragraph-rsid="0055defe" style:font-size-asian="11pt" style:font-size-complex="11pt"/>
    </style:style>
    <style:style style:name="P52" style:family="paragraph" style:parent-style-name="Standard">
      <style:paragraph-properties fo:text-align="start" style:justify-single-word="false"/>
      <style:text-properties style:font-name="Calibri" fo:font-size="11pt" officeooo:paragraph-rsid="0057b0bb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style:font-name="Calibri" fo:font-size="11pt" officeooo:paragraph-rsid="00516678" style:font-size-asian="11pt" style:font-size-complex="11pt"/>
    </style:style>
    <style:style style:name="P54" style:family="paragraph" style:parent-style-name="Standard">
      <style:text-properties style:font-name="Calibri" fo:font-size="11pt" officeooo:paragraph-rsid="00b71240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60d4d" officeooo:paragraph-rsid="006dd32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bold" officeooo:rsid="0069eadf" officeooo:paragraph-rsid="0069eadf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64a7d4"/>
    </style:style>
    <style:style style:name="P58" style:family="paragraph" style:parent-style-name="Standard">
      <style:paragraph-properties fo:text-align="start" style:justify-single-word="false"/>
      <style:text-properties officeooo:paragraph-rsid="006e4dbe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1d0c9e" officeooo:paragraph-rsid="00207d97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036cd1" officeooo:paragraph-rsid="00801f40" style:font-size-asian="11pt" style:font-weight-asian="bold" style:font-size-complex="11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036cd1" officeooo:paragraph-rsid="007e71a4" style:font-size-asian="11pt" style:font-weight-asian="bold" style:font-size-complex="11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036cd1" officeooo:paragraph-rsid="003b2ea9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40af4a" officeooo:paragraph-rsid="0040af4a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451302" officeooo:paragraph-rsid="00451302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4e68bb" officeooo:paragraph-rsid="004e68bb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8b5262" officeooo:paragraph-rsid="008b5262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8e368f" officeooo:paragraph-rsid="008e368f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8f5293" officeooo:paragraph-rsid="008f5293" style:font-size-asian="11pt" style:font-weight-asian="bold" style:font-size-complex="11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90afa7" officeooo:paragraph-rsid="0090afa7" style:font-size-asian="11pt" style:font-weight-asian="bold" style:font-size-complex="11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9225cf" officeooo:paragraph-rsid="009225cf" style:font-size-asian="11pt" style:font-weight-asian="bold" style:font-size-complex="11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927927" officeooo:paragraph-rsid="009225cf" style:font-size-asian="11pt" style:font-weight-asian="bold" style:font-size-complex="11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95cba7" officeooo:paragraph-rsid="0095cba7" style:font-size-asian="11pt" style:font-weight-asian="bold" style:font-size-complex="11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9beceb" officeooo:paragraph-rsid="0095cba7" style:font-size-asian="11pt" style:font-weight-asian="bold" style:font-size-complex="11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9beceb" officeooo:paragraph-rsid="009beceb" style:font-size-asian="11pt" style:font-weight-asian="bold" style:font-size-complex="11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9e93fe" officeooo:paragraph-rsid="009e93fe" style:font-size-asian="11pt" style:font-weight-asian="bold" style:font-size-complex="11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9e93fe" officeooo:paragraph-rsid="009beceb" style:font-size-asian="11pt" style:font-weight-asian="bold" style:font-size-complex="11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bold" officeooo:rsid="00044011" officeooo:paragraph-rsid="00dcea9e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036cd1" officeooo:paragraph-rsid="003487f3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060d4d" officeooo:paragraph-rsid="00427313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8b5262" officeooo:paragraph-rsid="008b5262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8f5293" officeooo:paragraph-rsid="008f5293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927927" officeooo:paragraph-rsid="009225cf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9caa5f" officeooo:paragraph-rsid="009beceb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036cd1" officeooo:paragraph-rsid="00796183" style:font-size-asian="11pt" style:font-weight-asian="bold" style:font-size-complex="11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036cd1" officeooo:paragraph-rsid="00801f40" style:font-size-asian="11pt" style:font-weight-asian="bold" style:font-size-complex="11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044011" officeooo:paragraph-rsid="007e71a4" style:font-size-asian="11pt" style:font-weight-asian="bold" style:font-size-complex="11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55d118" officeooo:paragraph-rsid="0055defe" style:font-size-asian="11pt" style:font-size-complex="11pt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55d118" officeooo:paragraph-rsid="0057b0bb" style:font-size-asian="11pt" style:font-size-complex="11pt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64a7d4" officeooo:paragraph-rsid="0064a7d4" style:font-size-asian="11pt" style:font-size-complex="11pt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fo:font-weight="normal" officeooo:rsid="0064a7d4" officeooo:paragraph-rsid="0064a7d4" fo:background-color="#ffff00" style:font-size-asian="11pt" style:font-size-complex="11pt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style:text-underline-style="none" officeooo:rsid="0011d3fe" officeooo:paragraph-rsid="00516678" style:font-size-asian="11pt" style:font-size-complex="11pt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fo:font-weight="bold" officeooo:paragraph-rsid="004e35ab" style:font-size-asian="11pt" style:font-size-complex="11pt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fo:font-weight="bold" officeooo:paragraph-rsid="0077f43f" style:font-size-asian="11pt" style:font-size-complex="11pt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fo:font-weight="bold" officeooo:rsid="00313498" officeooo:paragraph-rsid="00332d0d" style:font-size-asian="11pt" style:font-weight-asian="bold" style:font-size-complex="11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121214" style:font-name="Verdana" fo:font-size="11pt" fo:letter-spacing="-0.0102in" fo:font-style="normal" style:text-underline-style="none" fo:font-weight="normal" officeooo:rsid="009e93fe" officeooo:paragraph-rsid="009e93fe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Times New Roman" fo:font-size="10.5pt" officeooo:paragraph-rsid="008e368f" style:font-size-asian="10.5pt" style:font-size-complex="10.5pt"/>
    </style:style>
    <style:style style:name="P97" style:family="paragraph" style:parent-style-name="Standard" style:list-style-name="L1">
      <style:paragraph-properties fo:text-align="start" style:justify-single-word="false"/>
      <style:text-properties style:font-name="Calibri" fo:font-size="11pt" fo:font-weight="bold" officeooo:rsid="00c792f9" officeooo:paragraph-rsid="00c792f9" style:font-size-asian="11pt" style:font-weight-asian="bold" style:font-size-complex="11pt" style:font-weight-complex="bold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c792f9" officeooo:paragraph-rsid="00c792f9" style:font-size-asian="11pt" style:font-weight-asian="normal" style:font-size-complex="11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cb53c9" officeooo:paragraph-rsid="00cb53c9" style:font-size-asian="11pt" style:font-weight-asian="normal" style:font-size-complex="11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cb6be6" officeooo:paragraph-rsid="00cb6be6" style:font-size-asian="11pt" style:font-weight-asian="normal" style:font-size-complex="11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ccb97f" officeooo:paragraph-rsid="00ccb97f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officeooo:rsid="00036cd1" officeooo:paragraph-rsid="001b69a1" style:font-size-asian="11pt" style:font-weight-asian="bold" style:font-size-complex="11pt" style:font-weight-complex="bold"/>
    </style:style>
    <style:style style:name="P103" style:family="paragraph">
      <style:text-properties style:font-name="Calibri" fo:font-size="11pt" style:font-size-asian="11pt" style:font-name-complex="Calibri" style:font-size-complex="11pt"/>
    </style:style>
    <style:style style:name="P104" style:family="paragraph">
      <style:paragraph-properties style:text-autospace="none"/>
    </style:style>
    <style:style style:name="P105" style:family="paragraph"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06" style:family="paragraph">
      <style:text-properties fo:color="#000000" style:font-name="Calibri" fo:font-size="11pt" style:font-size-asian="11pt" style:font-name-complex="Calibri" style:font-size-complex="11pt"/>
    </style:style>
    <style:style style:name="P107" style:family="paragraph">
      <style:text-properties style:font-name="Calibri" fo:font-size="12pt" style:font-name-complex="Calibri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4ffe"/>
    </style:style>
    <style:style style:name="T3" style:family="text">
      <style:text-properties style:text-underline-style="none" fo:font-weight="normal" officeooo:rsid="0022cf5b" style:font-weight-asian="normal" style:font-weight-complex="normal"/>
    </style:style>
    <style:style style:name="T4" style:family="text">
      <style:text-properties style:text-underline-style="none" officeooo:rsid="002d1f6a"/>
    </style:style>
    <style:style style:name="T5" style:family="text">
      <style:text-properties style:text-underline-style="none" officeooo:rsid="002e8089"/>
    </style:style>
    <style:style style:name="T6" style:family="text">
      <style:text-properties fo:font-variant="normal" fo:text-transform="none" fo:color="#000000" style:font-name="Verdana" fo:font-size="11.25pt" fo:letter-spacing="normal" fo:font-style="normal" style:text-underline-style="none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style:text-underline-style="none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style:text-underline-style="none"/>
    </style:style>
    <style:style style:name="T11" style:family="text">
      <style:text-properties fo:font-variant="normal" fo:text-transform="none" fo:color="#000000" fo:letter-spacing="normal" fo:font-style="normal" style:text-underline-style="none" fo:font-weight="bold"/>
    </style:style>
    <style:style style:name="T12" style:family="text">
      <style:text-properties fo:font-variant="normal" fo:text-transform="none" fo:color="#000000" fo:letter-spacing="normal" fo:font-style="normal" style:text-underline-style="none" fo:font-weight="bold" officeooo:rsid="001d0c9e"/>
    </style:style>
    <style:style style:name="T13" style:family="text">
      <style:text-properties fo:font-variant="normal" fo:text-transform="none" fo:color="#000000" fo:letter-spacing="normal" fo:font-style="normal" style:text-underline-style="none" fo:font-weight="bold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style:text-underline-style="none" fo:font-weight="bold" officeooo:rsid="003fe330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style:text-underline-style="none" fo:font-weight="bold" officeooo:rsid="007aa515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style:text-underline-style="none" fo:font-weight="bold" officeooo:rsid="007c60ae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style:text-underline-style="none" fo:font-weight="bold" officeooo:rsid="0055d118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style:text-underline-style="none" fo:font-weight="bold" officeooo:rsid="008e368f" style:font-weight-asian="bold" style:font-weight-complex="bold"/>
    </style:style>
    <style:style style:name="T19" style:family="text">
      <style:text-properties fo:font-variant="normal" fo:text-transform="none" fo:color="#000000" fo:letter-spacing="normal" fo:font-style="normal" style:text-underline-style="none" fo:font-weight="bold" officeooo:rsid="0055d118"/>
    </style:style>
    <style:style style:name="T20" style:family="text">
      <style:text-properties fo:font-variant="normal" fo:text-transform="none" fo:color="#000000" fo:letter-spacing="normal" fo:font-style="normal" style:text-underline-style="none" officeooo:rsid="00036cd1"/>
    </style:style>
    <style:style style:name="T21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22" style:family="text">
      <style:text-properties fo:font-variant="normal" fo:text-transform="none" fo:color="#000000" fo:letter-spacing="normal" fo:font-style="normal" style:text-underline-style="none" fo:font-weight="normal" officeooo:rsid="00036cd1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style:text-underline-style="none" fo:font-weight="normal" officeooo:rsid="00044011" style:font-weight-asian="normal" style:font-weight-complex="normal"/>
    </style:style>
    <style:style style:name="T24" style:family="text">
      <style:text-properties fo:font-variant="normal" fo:text-transform="none" fo:color="#000000" fo:letter-spacing="normal" fo:font-style="normal" style:text-underline-style="none" fo:font-weight="normal" officeooo:rsid="003b2ea9" style:font-weight-asian="normal" style:font-weight-complex="normal"/>
    </style:style>
    <style:style style:name="T25" style:family="text">
      <style:text-properties fo:font-variant="normal" fo:text-transform="none" fo:color="#000000" fo:letter-spacing="normal" fo:font-style="normal" style:text-underline-style="none" fo:font-weight="normal" officeooo:rsid="00060d4d" style:font-weight-asian="normal" style:font-weight-complex="normal"/>
    </style:style>
    <style:style style:name="T26" style:family="text">
      <style:text-properties fo:font-variant="normal" fo:text-transform="none" fo:color="#000000" fo:letter-spacing="normal" fo:font-style="normal" style:text-underline-style="none" fo:font-weight="normal" officeooo:rsid="00116624" style:font-weight-asian="normal" style:font-weight-complex="normal"/>
    </style:style>
    <style:style style:name="T27" style:family="text">
      <style:text-properties fo:font-variant="normal" fo:text-transform="none" fo:color="#000000" fo:letter-spacing="normal" fo:font-style="normal" style:text-underline-style="none" fo:font-weight="normal" officeooo:rsid="00516678" style:font-weight-asian="normal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officeooo:rsid="00dcea9e" style:font-weight-asian="normal" style:font-weight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officeooo:rsid="00036cd1"/>
    </style:style>
    <style:style style:name="T30" style:family="text">
      <style:text-properties fo:font-variant="normal" fo:text-transform="none" fo:color="#000000" fo:letter-spacing="normal" fo:font-style="normal" style:text-underline-style="none" fo:font-weight="normal" officeooo:rsid="0011d3fe"/>
    </style:style>
    <style:style style:name="T31" style:family="text">
      <style:text-properties fo:font-variant="normal" fo:text-transform="none" fo:color="#000000" fo:letter-spacing="normal" fo:font-style="normal" style:text-underline-style="none" fo:font-weight="normal" officeooo:rsid="0055d118"/>
    </style:style>
    <style:style style:name="T32" style:family="text">
      <style:text-properties fo:font-variant="normal" fo:text-transform="none" fo:color="#000000" fo:letter-spacing="normal" fo:font-style="normal" style:text-underline-style="none" officeooo:rsid="00036cd1" style:font-weight-asian="bold" style:font-weight-complex="bold"/>
    </style:style>
    <style:style style:name="T33" style:family="text">
      <style:text-properties fo:font-variant="normal" fo:text-transform="none" fo:color="#000000" fo:letter-spacing="normal" fo:font-style="normal" style:text-underline-style="none" officeooo:rsid="00044011"/>
    </style:style>
    <style:style style:name="T34" style:family="text">
      <style:text-properties fo:font-variant="normal" fo:text-transform="none" fo:color="#000000" fo:letter-spacing="normal" fo:font-style="normal" style:text-underline-style="none" officeooo:rsid="0011d3fe"/>
    </style:style>
    <style:style style:name="T35" style:family="text">
      <style:text-properties fo:font-variant="normal" fo:text-transform="none" fo:color="#000000" fo:letter-spacing="normal" fo:font-style="normal" style:text-underline-style="none" officeooo:rsid="00516678"/>
    </style:style>
    <style:style style:name="T36" style:family="text">
      <style:text-properties fo:font-variant="normal" fo:text-transform="none" fo:color="#000000" fo:letter-spacing="normal" fo:font-style="normal" style:text-underline-style="none" officeooo:rsid="0055d118"/>
    </style:style>
    <style:style style:name="T37" style:family="text">
      <style:text-properties fo:font-variant="normal" fo:text-transform="none" fo:color="#000000" fo:letter-spacing="normal" fo:font-style="normal" style:text-underline-style="none" officeooo:rsid="0064a7d4"/>
    </style:style>
    <style:style style:name="T38" style:family="text">
      <style:text-properties fo:font-variant="normal" fo:text-transform="none" fo:color="#000000" fo:letter-spacing="normal" fo:font-style="normal" style:text-underline-style="none" officeooo:rsid="007d3be1"/>
    </style:style>
    <style:style style:name="T39" style:family="text">
      <style:text-properties fo:font-variant="normal" fo:text-transform="none" fo:color="#000000" fo:letter-spacing="normal" fo:font-style="normal" fo:font-weight="bold"/>
    </style:style>
    <style:style style:name="T40" style:family="text">
      <style:text-properties fo:font-variant="normal" fo:text-transform="none" fo:color="#000000" fo:letter-spacing="normal" fo:font-style="normal" fo:font-weight="bold" officeooo:rsid="00313498"/>
    </style:style>
    <style:style style:name="T41" style:family="text">
      <style:text-properties fo:font-variant="normal" fo:text-transform="none" fo:color="#000000" fo:letter-spacing="normal" fo:font-style="normal" fo:font-weight="normal"/>
    </style:style>
    <style:style style:name="T42" style:family="text">
      <style:text-properties fo:font-variant="normal" fo:text-transform="none" fo:color="#000000" fo:letter-spacing="normal" fo:font-style="normal" fo:font-weight="normal" officeooo:rsid="002a9152"/>
    </style:style>
    <style:style style:name="T43" style:family="text">
      <style:text-properties fo:font-variant="normal" fo:text-transform="none" fo:color="#000000" fo:letter-spacing="normal" fo:font-style="normal" fo:font-weight="normal" officeooo:rsid="00313498"/>
    </style:style>
    <style:style style:name="T44" style:family="text">
      <style:text-properties fo:font-variant="normal" fo:text-transform="none" fo:color="#000000" fo:letter-spacing="normal" fo:font-style="normal" fo:font-weight="normal" officeooo:rsid="0022bc86" style:font-weight-asian="normal" style:font-weight-complex="normal"/>
    </style:style>
    <style:style style:name="T45" style:family="text">
      <style:text-properties fo:font-variant="normal" fo:text-transform="none" fo:color="#000000" fo:letter-spacing="normal" fo:font-style="normal" fo:font-weight="normal" officeooo:rsid="0047fede" style:font-weight-asian="normal" style:font-weight-complex="normal"/>
    </style:style>
    <style:style style:name="T46" style:family="text">
      <style:text-properties fo:font-variant="normal" fo:text-transform="none" fo:color="#000000" fo:letter-spacing="normal" fo:font-style="normal" officeooo:rsid="00313498"/>
    </style:style>
    <style:style style:name="T47" style:family="text">
      <style:text-properties fo:font-variant="normal" fo:text-transform="none" fo:color="#000000" fo:letter-spacing="normal" fo:font-style="normal" officeooo:rsid="0048e3ab"/>
    </style:style>
    <style:style style:name="T48" style:family="text">
      <style:text-properties fo:font-variant="normal" fo:text-transform="none" fo:color="#000000" fo:letter-spacing="normal" fo:font-style="normal" officeooo:rsid="0049baa4"/>
    </style:style>
    <style:style style:name="T49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64a7d4" style:font-size-asian="11pt" style:font-size-complex="11pt"/>
    </style:style>
    <style:style style:name="T50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060d4d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Calibri" fo:font-size="11pt" fo:letter-spacing="normal" fo:font-style="normal" style:text-underline-style="none" style:font-size-asian="11pt" style:font-size-complex="11pt"/>
    </style:style>
    <style:style style:name="T52" style:family="text">
      <style:text-properties fo:font-variant="normal" fo:text-transform="none" fo:color="#000000" style:font-name="Calibri" fo:font-size="11pt" fo:letter-spacing="normal" fo:font-style="normal" style:text-underline-style="none" officeooo:rsid="0064a7d4" style:font-size-asian="11pt" style:font-size-complex="11pt"/>
    </style:style>
    <style:style style:name="T53" style:family="text">
      <style:text-properties fo:font-variant="normal" fo:text-transform="none" fo:color="#000000" style:font-name="Calibri" fo:font-size="11pt" fo:letter-spacing="normal" fo:font-style="normal" style:text-underline-style="none" officeooo:rsid="007d3be1" style:font-size-asian="11pt" style:font-size-complex="11pt"/>
    </style:style>
    <style:style style:name="T54" style:family="text">
      <style:text-properties fo:font-variant="normal" fo:text-transform="none" fo:color="#000000" style:font-name="Calibri" fo:font-size="12pt" fo:letter-spacing="normal" fo:font-style="normal" style:text-underline-style="none" officeooo:rsid="00060d4d" style:font-size-asian="12pt" style:font-size-complex="12pt"/>
    </style:style>
    <style:style style:name="T55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060d4d" style:font-size-asian="12pt" style:font-size-complex="12pt"/>
    </style:style>
    <style:style style:name="T56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060d4d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6f575b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121214" fo:letter-spacing="-0.0102in" fo:font-style="normal"/>
    </style:style>
    <style:style style:name="T59" style:family="text">
      <style:text-properties fo:font-variant="normal" fo:text-transform="none" fo:color="#222222" fo:letter-spacing="normal"/>
    </style:style>
    <style:style style:name="T60" style:family="text">
      <style:text-properties fo:font-variant="normal" fo:text-transform="none" fo:color="#222222" fo:letter-spacing="normal" fo:font-style="normal" fo:font-weight="normal"/>
    </style:style>
    <style:style style:name="T61" style:family="text">
      <style:text-properties fo:font-variant="normal" fo:text-transform="none" fo:color="#222222" fo:letter-spacing="normal" fo:font-style="normal" fo:font-weight="bold"/>
    </style:style>
    <style:style style:name="T62" style:family="text">
      <style:text-properties officeooo:rsid="00313498"/>
    </style:style>
    <style:style style:name="T63" style:family="text">
      <style:text-properties officeooo:rsid="0048e3ab"/>
    </style:style>
    <style:style style:name="T64" style:family="text">
      <style:text-properties officeooo:rsid="008ce27a"/>
    </style:style>
    <style:style style:name="T65" style:family="text">
      <style:text-properties officeooo:rsid="008d5e21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91829d" style:font-weight-asian="normal" style:font-weight-complex="normal"/>
    </style:style>
    <style:style style:name="T68" style:family="text">
      <style:text-properties fo:font-weight="normal" officeooo:rsid="00927927" style:font-weight-asian="normal" style:font-weight-complex="normal"/>
    </style:style>
    <style:style style:name="T69" style:family="text">
      <style:text-properties fo:font-weight="normal" officeooo:rsid="0096978e" style:font-weight-asian="normal" style:font-weight-complex="normal"/>
    </style:style>
    <style:style style:name="T70" style:family="text">
      <style:text-properties fo:font-weight="normal" officeooo:rsid="009fd3dc" style:font-weight-asian="normal" style:font-weight-complex="normal"/>
    </style:style>
    <style:style style:name="T71" style:family="text">
      <style:text-properties fo:font-weight="normal" officeooo:rsid="00bb82c5" style:font-weight-asian="normal" style:font-weight-complex="normal"/>
    </style:style>
    <style:style style:name="T72" style:family="text">
      <style:text-properties fo:font-weight="normal" officeooo:rsid="00c779d7" style:font-weight-asian="normal" style:font-weight-complex="normal"/>
    </style:style>
    <style:style style:name="T73" style:family="text">
      <style:text-properties fo:font-weight="normal" officeooo:rsid="00cf111d" style:font-weight-asian="normal" style:font-weight-complex="normal"/>
    </style:style>
    <style:style style:name="T74" style:family="text">
      <style:text-properties fo:font-weight="normal" officeooo:rsid="00d14811" style:font-weight-asian="normal" style:font-weight-complex="normal"/>
    </style:style>
    <style:style style:name="T75" style:family="text">
      <style:text-properties fo:font-weight="normal" officeooo:rsid="00d21844" style:font-weight-asian="normal" style:font-weight-complex="normal"/>
    </style:style>
    <style:style style:name="T76" style:family="text">
      <style:text-properties fo:font-weight="normal" officeooo:rsid="00d34a30" style:font-weight-asian="normal" style:font-weight-complex="normal"/>
    </style:style>
    <style:style style:name="T77" style:family="text">
      <style:text-properties officeooo:rsid="0096978e"/>
    </style:style>
    <style:style style:name="T78" style:family="text">
      <style:text-properties officeooo:rsid="009c046a"/>
    </style:style>
    <style:style style:name="T79" style:family="text">
      <style:text-properties fo:background-color="#ffff00" loext:char-shading-value="0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b61f2a" style:font-weight-asian="bold" style:font-weight-complex="bold"/>
    </style:style>
    <style:style style:name="T82" style:family="text">
      <style:text-properties officeooo:rsid="00ae08e9"/>
    </style:style>
    <style:style style:name="T83" style:family="text">
      <style:text-properties officeooo:rsid="00b59a5d"/>
    </style:style>
    <style:style style:name="T84" style:family="text">
      <style:text-properties officeooo:rsid="00b7640c"/>
    </style:style>
    <style:style style:name="T85" style:family="text">
      <style:text-properties officeooo:rsid="00bb82c5"/>
    </style:style>
    <style:style style:name="T86" style:family="text">
      <style:text-properties officeooo:rsid="00c5be20"/>
    </style:style>
    <style:style style:name="T87" style:family="text">
      <style:text-properties officeooo:rsid="00c792f9"/>
    </style:style>
    <style:style style:name="T8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9" style:family="text">
      <style:text-properties fo:font-size="12pt" style:text-underline-style="none" fo:font-weight="normal" officeooo:rsid="00060d4d" style:font-size-asian="12pt" style:font-weight-asian="normal" style:font-size-complex="12pt" style:font-weight-complex="normal"/>
    </style:style>
    <style:style style:name="T90" style:family="text">
      <style:text-properties fo:font-size="12pt" style:text-underline-style="none" fo:font-weight="normal" officeooo:rsid="00d7fb37" style:font-size-asian="12pt" style:font-weight-asian="normal" style:font-size-complex="12pt" style:font-weight-complex="normal"/>
    </style:style>
    <style:style style:name="T91" style:family="text">
      <style:text-properties style:font-name="Calibri" fo:font-size="11pt" style:font-size-asian="11pt" style:font-name-complex="Calibri" style:font-size-complex="11pt"/>
    </style:style>
    <style:style style:name="T9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9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4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95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96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97" style:family="text">
      <style:text-properties fo:color="#6a3e3e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98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99" style:family="text">
      <style:text-properties style:font-name="Consolas" fo:font-size="10pt" style:font-name-asian="Consolas" style:font-size-asian="10pt" style:font-name-complex="Consolas" style:font-size-complex="10pt"/>
    </style:style>
    <style:style style:name="T10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101" style:family="text">
      <style:text-properties fo:color="#000000" style:font-name="Calibri" fo:font-size="11pt" style:font-size-asian="11pt" style:font-name-complex="Calibri" style:font-size-complex="11pt"/>
    </style:style>
    <style:style style:name="T102" style:family="text">
      <style:text-properties style:font-name="Calibri" fo:font-size="12pt" style:font-name-complex="Calib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3854in" fo:min-width="3.3646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398in" fo:min-width="4.104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7083in" fo:min-width="3.0835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4898in" fo:min-width="3.958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3228in" fo:min-width="3.9374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1457in" fo:min-width="3.69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3.4063in" fo:min-width="5.8126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5209in" fo:min-width="6.6354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5937in" fo:min-width="3.5311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.0937in" fo:min-width="3.7717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3646in" fo:min-width="4.5209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8937in" fo:min-width="4.5209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3646in" fo:min-width="4.1146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2.4437in" fo:min-width="4.1665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3.2646in" fo:min-width="5.6457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8126in" fo:min-width="2.75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2">1. What is Java?</text:p>
      <text:p text:style-name="P34"><text:tab/>Java is a high-level Object oriented programming language, It is a Platform independent and It is Case-<text:tab/>sensitive.</text:p>
      <text:p text:style-name="P32"/>
      <text:p text:style-name="P32">2. Why Java is Platform Independent?</text:p>
      <text:p text:style-name="P39"><text:span text:style-name="T1"><text:tab/>Developing a java code and saved as .java file, Converting .java file into </text:span><text:span text:style-name="T5">Byte-codes</text:span><text:span text:style-name="T1"> stored in</text:span><text:span text:style-name="T4">[</text:span><text:span text:style-name="T1">.class</text:span><text:span text:style-name="T4">]</text:span><text:span text:style-name="T1"> <text:tab/>file using </text:span><text:span text:style-name="T2">java c</text:span><text:span text:style-name="T1"> compiler and jvm is in interpreter which is used to convert </text:span><text:span text:style-name="T5">byte-codes</text:span><text:span text:style-name="T1"> of </text:span><text:span text:style-name="T4">[</text:span><text:span text:style-name="T1">.class</text:span><text:span text:style-name="T4">]</text:span><text:span text:style-name="T1"> <text:tab/>file into MLL. </text:span></text:p>
      <text:p text:style-name="P59"/>
      <text:p text:style-name="P40"><text:span text:style-name="T12">3.</text:span><text:span text:style-name="T11">Object Oriented</text:span><text:span text:style-name="T8"> </text:span></text:p>
      <text:p text:style-name="P40"><text:span text:style-name="T10"><text:tab/>In Java, everything is an Object. Java can be easily extended since it is based on the Object model.</text:span><text:span text:style-name="T1"> </text:span></text:p>
      <text:p text:style-name="P35"/>
      <text:p text:style-name="P36"><draw:custom-shape text:anchor-type="paragraph" draw:z-index="0" draw:name="Shape1" draw:style-name="gr1" draw:text-style-name="P103" svg:width="3.365in" svg:height="1.3858in" svg:x="0.7291in" svg:y="0in"><text:p><text:span text:style-name="T91"><text:tab/></text:span><text:span text:style-name="T91">public class MyFirstJavaProgram {</text:span><text:span text:style-name="T91"><text:line-break/></text:span><text:span text:style-name="T91"><text:line-break/></text:span><text:span text:style-name="T91"> <text:s text:c="2"/>public static void main(String []args) {</text:span><text:span text:style-name="T91"><text:line-break/></text:span><text:span text:style-name="T91"> <text:s text:c="5"/>System.out.println("Hello World");</text:span><text:span text:style-name="T91"><text:line-break/></text:span><text:span text:style-name="T91"> <text:s text:c="2"/>}</text:span><text:span text:style-name="T91"><text:line-break/></text:span><text:span text:style-name="T91">} </text:span></text:p><text:p><text:span text:style-name="T91">O/P Hello World</text:span></text:p><draw:enhanced-geometry svg:viewBox="0 0 21600 21600" draw:type="rectangle" draw:enhanced-path="M 0 0 L 21600 0 21600 21600 0 21600 0 0 Z N"/></draw:custom-shape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43"><text:span text:style-name="T3">4.</text:span><text:span text:style-name="T13">collection of objects</text:span><text:span text:style-name="T1"> </text:span></text:p>
      <text:p text:style-name="P44"><text:span text:style-name="T3"><text:tab/></text:span><text:span text:style-name="T39">Object</text:span><text:span text:style-name="T7">− </text:span></text:p>
      <text:p text:style-name="P44"><text:span text:style-name="T41"><text:tab/><text:tab/>Objects have states and behaviors. Example: A dog has states - color, name, breed as well as <text:tab/><text:tab/><text:tab/>behavior such as wagging their tail, barking, eating. An object is an instance of a class.</text:span> </text:p>
      <text:p text:style-name="P44"><text:tab/><text:span text:style-name="T39">Class</text:span><text:span text:style-name="T7">− </text:span></text:p>
      <text:p text:style-name="P44"><text:span text:style-name="T41"><text:tab/><text:tab/>A class can be defined as a template/blueprint that describes the behavior/state that the object <text:tab/><text:tab/>of its type supports.</text:span> </text:p>
      <text:p text:style-name="P44"><draw:custom-shape text:anchor-type="paragraph" draw:z-index="2" draw:name="Shape3" draw:style-name="gr3" svg:width="3.0835in" svg:height="1.7087in" svg:x="0.802in" svg:y="0.0228in"><text:p>Public class Dog{</text:p><text:p>String breed;</text:p><text:p>Int age:</text:p><text:p>String color;</text:p><text:p>Void barking(){</text:p><text:p>}</text:p><text:p>Void hungry(){</text:p><text:p>}</text:p><text:p>}</text:p><draw:enhanced-geometry svg:viewBox="0 0 21600 21600" draw:type="rectangle" draw:enhanced-path="M 0 0 L 21600 0 21600 21600 0 21600 0 0 Z N"/></draw:custom-shape></text:p>
      <text:p text:style-name="P44"><text:tab/><text:tab/></text:p>
      <text:p text:style-name="P45"><text:tab/></text:p>
      <text:p text:style-name="P92"/>
      <text:p text:style-name="P92"/>
      <text:p text:style-name="P92"/>
      <text:p text:style-name="P92"/>
      <text:p text:style-name="P92"/>
      <text:p text:style-name="P92"/>
      <text:p text:style-name="P93"><text:tab/></text:p>
      <text:p text:style-name="P46"><text:span text:style-name="T39"><text:tab/>Methods</text:span><text:span text:style-name="T7">−</text:span></text:p>
      <text:p text:style-name="P44"><text:span text:style-name="T41"><text:tab/><text:tab/>A method is basically a behavior. A class can contain many methods. It is in methods where <text:tab/><text:tab/><text:tab/>the </text:span><text:span text:style-name="T42">logic's</text:span><text:span text:style-name="T41"> are written, data is manipulated and all the actions are executed.</text:span> </text:p>
      <text:p text:style-name="P5">OR</text:p>
      <text:p text:style-name="P6"><text:span text:style-name="T89"><text:tab/><text:tab/></text:span><text:span text:style-name="T88">Method are the block of statements which will be executed when</text:span><text:span text:style-name="T90">ever</text:span><text:span text:style-name="T88"> it is called.</text:span></text:p>
      <text:p text:style-name="P47"><text:tab/><text:span text:style-name="T39">Instance Variables</text:span><text:span text:style-name="T7">− </text:span></text:p>
      <text:p text:style-name="P47"><text:span text:style-name="T41"><text:tab/><text:tab/>Each object has its unique set of instance variables.</text:span> </text:p>
      <text:p text:style-name="P7"/>
      <text:p text:style-name="P7"/>
      <text:p text:style-name="P7"/>
      <text:p text:style-name="P7"/>
      <text:p text:style-name="P7"><text:span text:style-name="T62">5.</text:span><text:span text:style-name="T58">Modifiers</text:span></text:p>
      <text:p text:style-name="P48"><text:soft-page-break/><text:span text:style-name="T62"><text:tab/></text:span><text:span text:style-name="T39">Access Modifiers</text:span><text:span text:style-name="T41">− default, public , protected, private </text:span></text:p>
      <text:p text:style-name="P48"><text:span text:style-name="T43"><text:tab/></text:span><text:span text:style-name="T40">Non-access Modifiers</text:span><text:span text:style-name="T43">− final, abstract, strictfp </text:span></text:p>
      <text:p text:style-name="P94"/>
      <text:p text:style-name="P10"><text:span text:style-name="T46">6</text:span><text:span text:style-name="T20">. What are Variables?</text:span></text:p>
      <text:p text:style-name="P11"><text:span text:style-name="T20"><text:tab/></text:span><text:span text:style-name="T22">Variables are the reserved memory location used to store the data.</text:span></text:p>
      <text:p text:style-name="P60"><text:tab/></text:p>
      <text:p text:style-name="P60"><text:tab/>Local Variables</text:p>
      <text:p text:style-name="P26"><text:span text:style-name="T29"><text:tab/><text:tab/></text:span><text:span text:style-name="T22">These are the variables declared within a method/ block. It can be accessed only with in </text:span><text:span text:style-name="T28">a</text:span><text:span text:style-name="T22"><text:tab/><text:tab/><text:tab/>method</text:span></text:p>
      <text:p text:style-name="P78"><draw:custom-shape text:anchor-type="paragraph" draw:z-index="5" draw:name="Shape6" draw:style-name="gr6" draw:text-style-name="P105" svg:width="3.698in" svg:height="2.1461in" svg:x="0.0728in" svg:y="0.0728in"><text:p text:style-name="P104"><text:span text:style-name="T92">public</text:span><text:span text:style-name="T93"> </text:span><text:span text:style-name="T92">class</text:span><text:span text:style-name="T93"> Test {</text:span></text:p><text:p text:style-name="P104"><text:span text:style-name="T93"><text:tab/></text:span><text:span text:style-name="T92">public</text:span><text:span text:style-name="T93"> </text:span><text:span text:style-name="T92">void</text:span><text:span text:style-name="T93"> Age(){</text:span></text:p><text:p text:style-name="P104"><text:span text:style-name="T93"><text:tab/></text:span><text:span text:style-name="T93"><text:tab/></text:span><text:span text:style-name="T92">int</text:span><text:span text:style-name="T93"> </text:span><text:span text:style-name="T96">age</text:span><text:span text:style-name="T93"> = 0;</text:span></text:p><text:p text:style-name="P104"><text:span text:style-name="T93"><text:tab/></text:span><text:span text:style-name="T93"><text:tab/></text:span><text:span text:style-name="T96">age</text:span><text:span text:style-name="T93"> = </text:span><text:span text:style-name="T96">age</text:span><text:span text:style-name="T93"> +7;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Lokesh Age Is:"</text:span><text:span text:style-name="T93">+</text:span><text:span text:style-name="T96">age</text:span><text:span text:style-name="T93">);</text:span></text:p><text:p text:style-name="P104"><text:span text:style-name="T93"><text:tab/></text:span><text:span text:style-name="T93">}</text:span></text:p><text:p text:style-name="P104"><text:span text:style-name="T93"><text:tab/></text:span><text:span text:style-name="T92">public</text:span><text:span text:style-name="T93"> </text:span><text:span text:style-name="T92">static</text:span><text:span text:style-name="T93"> </text:span><text:span text:style-name="T92">void</text:span><text:span text:style-name="T93"> main(String </text:span><text:span text:style-name="T96">args</text:span><text:span text:style-name="T93">[]){</text:span></text:p><text:p text:style-name="P104"><text:span text:style-name="T93"><text:tab/></text:span><text:span text:style-name="T93"><text:tab/></text:span><text:span text:style-name="T93">Test </text:span><text:span text:style-name="T96">test</text:span><text:span text:style-name="T93"> = </text:span><text:span text:style-name="T92">new</text:span><text:span text:style-name="T93"> Test();</text:span></text:p><text:p text:style-name="P104"><text:span text:style-name="T93"><text:tab/></text:span><text:span text:style-name="T93"><text:tab/></text:span><text:span text:style-name="T96">test</text:span><text:span text:style-name="T93">.Age();</text:span></text:p><text:p text:style-name="P104"><text:span text:style-name="T93"><text:tab/></text:span><text:span text:style-name="T93">}</text:span></text:p><text:p text:style-name="P104"><text:span text:style-name="T93"><text:tab/></text:span></text:p><text:p text:style-name="P104"><text:span text:style-name="T93">}</text:span></text:p><text:p text:style-name="P104"><text:span text:style-name="T93"><text:tab/></text:span></text:p><draw:enhanced-geometry svg:viewBox="0 0 21600 21600" draw:type="rectangle" draw:enhanced-path="M 0 0 L 21600 0 21600 21600 0 21600 0 0 Z N"/></draw:custom-shape></text:p>
      <text:p text:style-name="P78"/>
      <text:p text:style-name="P78"/>
      <text:p text:style-name="P78"/>
      <text:p text:style-name="P78"/>
      <text:p text:style-name="P78"/>
      <text:p text:style-name="P84"><text:tab/></text:p>
      <text:p text:style-name="P84"/>
      <text:p text:style-name="P84"/>
      <text:p text:style-name="P84"/>
      <text:p text:style-name="P84"/>
      <text:p text:style-name="P84"/>
      <text:p text:style-name="P85"><text:tab/></text:p>
      <text:p text:style-name="P77">Instance Variable</text:p>
      <text:p text:style-name="P8"><text:span text:style-name="T33"><text:tab/> </text:span><text:span text:style-name="T23">These are the variables which is not declared with a keyword “Static.” It can be <text:tab/><text:tab/><text:tab/><text:tab/>accessed by using Object reference</text:span></text:p>
      <text:p text:style-name="P86"><draw:custom-shape text:anchor-type="paragraph" draw:z-index="6" draw:name="Shape7" draw:style-name="gr7" draw:text-style-name="P105" svg:width="5.813in" svg:height="3.4067in" svg:x="0in" svg:y="0.0835in"><text:p text:style-name="P104"><text:span text:style-name="T92">public</text:span><text:span text:style-name="T93"> </text:span><text:span text:style-name="T92">class</text:span><text:span text:style-name="T93"> Employee {</text:span></text:p><text:p text:style-name="P104"><text:span text:style-name="T93"><text:tab/></text:span><text:span text:style-name="T92">public</text:span><text:span text:style-name="T93"> String </text:span><text:span text:style-name="T98">name</text:span><text:span text:style-name="T93">;</text:span></text:p><text:p text:style-name="P104"><text:span text:style-name="T93"><text:tab/></text:span><text:span text:style-name="T92">private</text:span><text:span text:style-name="T93"> </text:span><text:span text:style-name="T92">double</text:span><text:span text:style-name="T93"> </text:span><text:span text:style-name="T98">salary</text:span><text:span text:style-name="T93">;</text:span></text:p><text:p text:style-name="P104"><text:span text:style-name="T93"><text:tab/></text:span><text:span text:style-name="T92">public</text:span><text:span text:style-name="T93"> Employee(String </text:span><text:span text:style-name="T96">empName</text:span><text:span text:style-name="T93">){</text:span></text:p><text:p text:style-name="P104"><text:span text:style-name="T93"><text:tab/></text:span><text:span text:style-name="T93"><text:tab/></text:span></text:p><text:p text:style-name="P104"><text:span text:style-name="T93"><text:tab/></text:span><text:span text:style-name="T93">}</text:span></text:p><text:p text:style-name="P104"><text:span text:style-name="T93"><text:tab/></text:span><text:span text:style-name="T92">public</text:span><text:span text:style-name="T93"> </text:span><text:span text:style-name="T92">void</text:span><text:span text:style-name="T93"> setSalary(</text:span><text:span text:style-name="T92">double</text:span><text:span text:style-name="T93"> </text:span><text:span text:style-name="T96">empSal</text:span><text:span text:style-name="T93">){</text:span></text:p><text:p text:style-name="P104"><text:span text:style-name="T93"><text:tab/></text:span><text:span text:style-name="T93"><text:tab/></text:span><text:span text:style-name="T98">salary</text:span><text:span text:style-name="T93"> = </text:span><text:span text:style-name="T96">empSal</text:span><text:span text:style-name="T93">;</text:span></text:p><text:p text:style-name="P104"><text:span text:style-name="T93"><text:tab/></text:span><text:span text:style-name="T93">}</text:span></text:p><text:p text:style-name="P104"><text:span text:style-name="T93"><text:tab/></text:span><text:span text:style-name="T92">public</text:span><text:span text:style-name="T93"> </text:span><text:span text:style-name="T92">void</text:span><text:span text:style-name="T93"> printEmp(){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name <text:s text:c="2"/>:"</text:span><text:span text:style-name="T93">+ </text:span><text:span text:style-name="T98">name</text:span><text:span text:style-name="T93">);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Salary <text:s text:c="3"/>:"</text:span><text:span text:style-name="T93"> +</text:span><text:span text:style-name="T98">salary</text:span><text:span text:style-name="T93">);</text:span></text:p><text:p text:style-name="P104"><text:span text:style-name="T93"><text:tab/></text:span><text:span text:style-name="T93"><text:tab/></text:span></text:p><text:p text:style-name="P104"><text:span text:style-name="T93"><text:tab/></text:span><text:span text:style-name="T93">}</text:span></text:p><text:p text:style-name="P104"><text:span text:style-name="T93"><text:tab/></text:span><text:span text:style-name="T92">public</text:span><text:span text:style-name="T93"> </text:span><text:span text:style-name="T92">static</text:span><text:span text:style-name="T93"> </text:span><text:span text:style-name="T92">void</text:span><text:span text:style-name="T93"> main(String[] </text:span><text:span text:style-name="T96">args</text:span><text:span text:style-name="T93">){</text:span></text:p><text:p text:style-name="P104"><text:span text:style-name="T93"><text:tab/></text:span><text:span text:style-name="T93"><text:tab/></text:span><text:span text:style-name="T93">Employee </text:span><text:span text:style-name="T96">empOne</text:span><text:span text:style-name="T93"> = </text:span><text:span text:style-name="T92">new</text:span><text:span text:style-name="T93"> Employee(</text:span><text:span text:style-name="T95">"Lokesh"</text:span><text:span text:style-name="T93">);</text:span></text:p><text:p text:style-name="P104"><text:span text:style-name="T93"><text:tab/></text:span><text:span text:style-name="T93"><text:tab/></text:span><text:span text:style-name="T96">empOne</text:span><text:span text:style-name="T93">.setSalary(50000);</text:span></text:p><text:p text:style-name="P104"><text:span text:style-name="T93"><text:tab/></text:span><text:span text:style-name="T93"><text:tab/></text:span><text:span text:style-name="T96">empOne</text:span><text:span text:style-name="T93">.printEmp();</text:span></text:p><text:p text:style-name="P104"><text:span text:style-name="T93"><text:tab/></text:span><text:span text:style-name="T93">}</text:span></text:p><text:p text:style-name="P104"><text:span text:style-name="T99"/></text:p><text:p text:style-name="P104"><text:span text:style-name="T93">}</text:span></text:p><draw:enhanced-geometry svg:viewBox="0 0 21600 21600" draw:type="rectangle" draw:enhanced-path="M 0 0 L 21600 0 21600 21600 0 21600 0 0 Z N"/></draw:custom-shape><text:tab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61"/>
      <text:p text:style-name="P61"/>
      <text:p text:style-name="P61"/>
      <text:p text:style-name="P61"/>
      <text:p text:style-name="P61"/>
      <text:p text:style-name="P61"><draw:custom-shape text:anchor-type="paragraph" draw:z-index="7" draw:name="Shape8" draw:style-name="gr8" draw:text-style-name="P105" svg:width="6.6358in" svg:height="1.5213in" svg:x="0in" svg:y="0.1327in"><text:p text:style-name="P104"><text:span text:style-name="T92">public</text:span><text:span text:style-name="T93"> </text:span><text:span text:style-name="T92">class</text:span><text:span text:style-name="T93"> Employee1 {</text:span></text:p><text:p text:style-name="P104"><text:span text:style-name="T93"><text:tab/></text:span><text:span text:style-name="T92">private</text:span><text:span text:style-name="T93"> </text:span><text:span text:style-name="T92">static</text:span><text:span text:style-name="T93"> </text:span><text:span text:style-name="T92">double</text:span><text:span text:style-name="T93"> </text:span><text:span text:style-name="T100">salary</text:span><text:span text:style-name="T93">;</text:span></text:p><text:p text:style-name="P104"><text:span text:style-name="T93"><text:tab/></text:span><text:span text:style-name="T92">public</text:span><text:span text:style-name="T93"> </text:span><text:span text:style-name="T92">static</text:span><text:span text:style-name="T93"> </text:span><text:span text:style-name="T92">final</text:span><text:span text:style-name="T93"> String </text:span><text:span text:style-name="T94">DEPARTMENT</text:span><text:span text:style-name="T93"> =</text:span><text:span text:style-name="T95">"Development"</text:span><text:span text:style-name="T93">;</text:span></text:p><text:p text:style-name="P104"><text:span text:style-name="T93"><text:tab/></text:span><text:span text:style-name="T93"><text:tab/></text:span><text:span text:style-name="T93"><text:tab/></text:span><text:span text:style-name="T92">public</text:span><text:span text:style-name="T93"> </text:span><text:span text:style-name="T92">static</text:span><text:span text:style-name="T93"> </text:span><text:span text:style-name="T92">void</text:span><text:span text:style-name="T93"> main (String []</text:span><text:span text:style-name="T96">args</text:span><text:span text:style-name="T93">){</text:span></text:p><text:p text:style-name="P104"><text:span text:style-name="T93"><text:tab/></text:span><text:span text:style-name="T93"><text:tab/></text:span><text:span text:style-name="T93"><text:tab/></text:span><text:span text:style-name="T93"><text:tab/></text:span><text:span text:style-name="T100">salary</text:span><text:span text:style-name="T93"> = 1000;</text:span></text:p><text:p text:style-name="P104"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4">DEPARTMENT</text:span><text:span text:style-name="T93"> + </text:span><text:span text:style-name="T95">"Salary:"</text:span><text:span text:style-name="T93">+ </text:span><text:span text:style-name="T100">salary</text:span><text:span text:style-name="T93">);</text:span></text:p><text:p text:style-name="P104"><text:span text:style-name="T93"><text:tab/></text:span><text:span text:style-name="T93"><text:tab/></text:span><text:span text:style-name="T93"><text:tab/></text:span><text:span text:style-name="T93">}</text:span></text:p><text:p text:style-name="P104"><text:span text:style-name="T99"/></text:p><text:p text:style-name="P104"><text:span text:style-name="T93">}</text:span></text:p><draw:enhanced-geometry svg:viewBox="0 0 21600 21600" draw:type="rectangle" draw:enhanced-path="M 0 0 L 21600 0 21600 21600 0 21600 0 0 Z N"/></draw:custom-shape></text:p>
      <text:p text:style-name="P61"><text:soft-page-break/></text:p>
      <text:p text:style-name="P61"/>
      <text:p text:style-name="P61"><text:tab/>Class Variables (Static Variables)</text:p>
      <text:p text:style-name="P27"><text:span text:style-name="T32"><text:tab/></text:span><text:span text:style-name="T23">These are the variables declared with a keyword <text:s/>“static”. It Can be accessed using </text:span><text:span text:style-name="T24"><text:tab/><text:tab/><text:tab/><text:tab/></text:span><text:span text:style-name="T23">ClassName.MethodName.</text:span></text:p>
      <text:p text:style-name="P62"><text:tab/></text:p>
      <text:p text:style-name="P25"><text:span text:style-name="T33">7.</text:span><text:span text:style-name="T10">Arrays</text:span></text:p>
      <text:p text:style-name="P49"><text:span text:style-name="T14"><text:tab/></text:span><text:span text:style-name="T21">Arrays are objects that store multiple variables of the same type</text:span><text:span text:style-name="T10"> </text:span></text:p>
      <text:p text:style-name="P63"/>
      <text:p text:style-name="P63">8.Keywords</text:p>
      <text:p text:style-name="P12"><text:span text:style-name="T10"><text:tab/></text:span><text:span text:style-name="T25">Keywords are the predefined words which vl hv predefined meaning. </text:span></text:p>
      <text:p text:style-name="P79"><text:tab/>Ex: public, static, extends, void, etc…</text:p>
      <text:p text:style-name="P64"/>
      <text:p text:style-name="P64">9.Inheritance</text:p>
      <text:p text:style-name="P33"><text:span text:style-name="T44"><text:tab/>Acquiring the features from class to another class is c</text:span><text:span text:style-name="T45">alle</text:span><text:span text:style-name="T44">d as Inheritance.</text:span></text:p>
      <text:p text:style-name="P38"><text:tab/>To achieve Inheritance, we should use extends keyword.</text:p>
      <text:p text:style-name="P38"><text:tab/>Through Inheritance, we can achieve extensibility, code <text:span text:style-name="T63">optimization</text:span>, code <text:span text:style-name="T63">re usability</text:span> and <text:tab/>maintainability.<text:span text:style-name="T9">Inheritance is </text:span><text:span text:style-name="T47">o</text:span><text:span text:style-name="T9">nly for </text:span><text:span text:style-name="T48">non-static</text:span><text:span text:style-name="T9"> methods.</text:span></text:p>
      <text:p text:style-name="P64"><text:tab/></text:p>
      <text:p text:style-name="P63"><draw:custom-shape text:anchor-type="paragraph" draw:z-index="1" draw:name="Shape2" draw:style-name="gr2" svg:width="4.1043in" svg:height="2.2398in" svg:x="0in" svg:y="0.0008in"><text:p>class inher{</text:p><text:p>float salary=40000;</text:p><text:p>}</text:p><text:p>Class cloud extends inher{</text:p><text:p>Int bonus = 10000</text:p><text:p>}</text:p><text:p>Public static void main(String args[]){</text:p><text:p>Cloud c = new cloud();</text:p><text:p>syso(“salary:” +c.salary);</text:p><text:p>Syso(“bonus:”+c.bonus)</text:p><text:p>}}</text:p><text:p/><draw:enhanced-geometry svg:viewBox="0 0 21600 21600" draw:type="rectangle" draw:enhanced-path="M 0 0 L 21600 0 21600 21600 0 21600 0 0 Z N"/></draw:custom-shape><text:tab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/>
      <text:p text:style-name="P65">10.Constructor</text:p>
      <text:p text:style-name="P13"><text:span text:style-name="T10"><text:tab/></text:span><text:span text:style-name="T26">Constructor is a special method which is used to create or construct an object.</text:span></text:p>
      <text:p text:style-name="P41"><text:span text:style-name="T10"><text:tab/>Constructor is </text:span><text:span text:style-name="T34">only for </text:span><text:span text:style-name="T35">non-static</text:span><text:span text:style-name="T34"> members.</text:span></text:p>
      <text:p text:style-name="P53"><draw:custom-shape text:anchor-type="paragraph" draw:z-index="3" draw:name="Shape4" draw:style-name="gr4" draw:text-style-name="P105" svg:width="3.9587in" svg:height="1.4898in" svg:x="0in" svg:y="0in"><text:p text:style-name="P104"><text:span text:style-name="T92">public</text:span><text:span text:style-name="T93"> </text:span><text:span text:style-name="T92">class</text:span><text:span text:style-name="T93"> Construtor {</text:span></text:p><text:p text:style-name="P104"><text:span text:style-name="T93"><text:tab/></text:span><text:span text:style-name="T92">public</text:span><text:span text:style-name="T93"> Construtor() {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it is running"</text:span><text:span text:style-name="T93">);</text:span></text:p><text:p text:style-name="P104"><text:span text:style-name="T93"><text:tab/></text:span></text:p><text:p text:style-name="P104"><text:span text:style-name="T93"><text:tab/></text:span><text:span text:style-name="T93">}</text:span></text:p><text:p text:style-name="P104"><text:span text:style-name="T92">public</text:span><text:span text:style-name="T93"> </text:span><text:span text:style-name="T92">static</text:span><text:span text:style-name="T93"> </text:span><text:span text:style-name="T92">void</text:span><text:span text:style-name="T93"> main(String </text:span><text:span text:style-name="T96">args</text:span><text:span text:style-name="T93">[]){</text:span></text:p><text:p text:style-name="P104"><text:span text:style-name="T93"><text:tab/></text:span><text:span text:style-name="T93">Construtor </text:span><text:span text:style-name="T97">c</text:span><text:span text:style-name="T93"> = </text:span><text:span text:style-name="T92">new</text:span><text:span text:style-name="T93"> Construtor();</text:span></text:p><text:p text:style-name="P104"><text:span text:style-name="T93"><text:tab/></text:span></text:p><text:p text:style-name="P104"><text:span text:style-name="T93">}</text:span></text:p><draw:enhanced-geometry svg:viewBox="0 0 21600 21600" draw:type="rectangle" draw:enhanced-path="M 0 0 L 21600 0 21600 21600 0 21600 0 0 Z N"/></draw:custom-shape><text:span text:style-name="T27">T</text:span><text:span text:style-name="T30">he Java compiler builds a default constructor for that class.</text:span><text:span text:style-name="T34"> 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50"><text:span text:style-name="T15">1</text:span><text:span text:style-name="T16">1</text:span><text:span text:style-name="T17">.How to create an Object?</text:span></text:p>
      <text:p text:style-name="P50"><text:span text:style-name="T36"><text:tab/></text:span><text:span text:style-name="T21">As mentioned previously, a class provides the blueprints for objects. So basically, an object is created <text:tab/>from a class. In Java, the “new” keyword is used to create new objects.</text:span><text:span text:style-name="T10"> </text:span></text:p>
      <text:p text:style-name="P51"><text:span text:style-name="T36"><text:tab/></text:span><text:span text:style-name="T19">Declaration</text:span><text:span text:style-name="T31">− </text:span></text:p>
      <text:p text:style-name="P87"><text:tab/><text:tab/>A variable declaration with a variable name with an object type. </text:p>
      <text:p text:style-name="P51"><text:span text:style-name="T31"><text:tab/></text:span><text:span text:style-name="T19">Instantiation</text:span><text:span text:style-name="T31">− </text:span></text:p>
      <text:p text:style-name="P88"><text:tab/><text:tab/>The 'new' keyword is used to create the object. </text:p>
      <text:p text:style-name="P52"><text:soft-page-break/><text:span text:style-name="T31"><text:tab/></text:span><text:span text:style-name="T19">Initialization</text:span><text:span text:style-name="T31">− </text:span></text:p>
      <text:p text:style-name="P88"><text:tab/><text:tab/>The 'new' keyword is followed by a call to a constructor. This call initializes the new object. </text:p>
      <text:p text:style-name="P88"><draw:custom-shape text:anchor-type="paragraph" draw:z-index="4" draw:name="Shape5" draw:style-name="gr5" draw:text-style-name="P105" svg:width="3.9378in" svg:height="1.3232in" svg:x="0in" svg:y="0in"><text:p text:style-name="P104"><text:span text:style-name="T92">public</text:span><text:span text:style-name="T93"> </text:span><text:span text:style-name="T92">class</text:span><text:span text:style-name="T93"> Obj {</text:span></text:p><text:p text:style-name="P104"><text:span text:style-name="T93"><text:tab/></text:span><text:span text:style-name="T92">public</text:span><text:span text:style-name="T93"> Obj(String </text:span><text:span text:style-name="T96">name</text:span><text:span text:style-name="T93">){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Object created:"</text:span><text:span text:style-name="T93"> + </text:span><text:span text:style-name="T96">name</text:span><text:span text:style-name="T93">);</text:span></text:p><text:p text:style-name="P104"><text:span text:style-name="T93"><text:tab/></text:span><text:span text:style-name="T93">}</text:span></text:p><text:p text:style-name="P104"><text:span text:style-name="T93"><text:tab/></text:span><text:span text:style-name="T92">public</text:span><text:span text:style-name="T93"> </text:span><text:span text:style-name="T92">static</text:span><text:span text:style-name="T93"> </text:span><text:span text:style-name="T92">void</text:span><text:span text:style-name="T93"> main(String </text:span><text:span text:style-name="T96">args</text:span><text:span text:style-name="T93">[]){</text:span></text:p><text:p text:style-name="P104"><text:span text:style-name="T93"><text:tab/></text:span><text:span text:style-name="T93"><text:tab/></text:span><text:span text:style-name="T93">Obj </text:span><text:span text:style-name="T97">a</text:span><text:span text:style-name="T93"> = </text:span><text:span text:style-name="T92">new</text:span><text:span text:style-name="T93"> Obj(</text:span><text:span text:style-name="T95">"hello"</text:span><text:span text:style-name="T93">);</text:span></text:p><text:p text:style-name="P104"><text:span text:style-name="T93"><text:tab/></text:span><text:span text:style-name="T93">}</text:span></text:p><text:p text:style-name="P104"><text:span text:style-name="T93">}</text:span></text:p><draw:enhanced-geometry svg:viewBox="0 0 21600 21600" draw:type="rectangle" draw:enhanced-path="M 0 0 L 21600 0 21600 21600 0 21600 0 0 Z N"/></draw:custom-shap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"><text:span text:style-name="T36">1</text:span><text:span text:style-name="T38">2</text:span><text:span text:style-name="T37">.</text:span><text:span text:style-name="T10">Accessing Instance Variables and Methods</text:span></text:p>
      <text:p text:style-name="P57"><text:span text:style-name="T49"><text:tab/></text:span><text:span text:style-name="T6">Instance variables and methods are accessed via created objects. To access an instance variable</text:span><text:span text:style-name="T21"> </text:span></text:p>
      <text:p text:style-name="P89"><text:tab/>/<text:span text:style-name="T79">* First create an object */</text:span></text:p>
      <text:p text:style-name="P90"><text:tab/><text:tab/>ObjectReference = new Constructor();</text:p>
      <text:p text:style-name="P1"><text:tab/>/* Now call a variable as follows */</text:p>
      <text:p text:style-name="P1"><text:tab/><text:tab/>ObjectReference.variableName;</text:p>
      <text:p text:style-name="P1"><text:tab/>/* Now you can call a class method as follows */</text:p>
      <text:p text:style-name="P1"><text:tab/><text:tab/>ObjectReference.MethodName();</text:p>
      <text:p text:style-name="P56"><text:span text:style-name="T52">1</text:span><text:span text:style-name="T53">3</text:span><text:span text:style-name="T51">.What are the Literals?</text:span></text:p>
      <text:p text:style-name="P58"><text:span text:style-name="T50"><text:tab/></text:span><text:span text:style-name="T55">A literal is a source code representation of a fixed value. They are represented directly in the <text:tab/>code without any computation.</text:span><text:span text:style-name="T54"> </text:span><text:span text:style-name="T56">Literals are the values used in a pr</text:span><text:span text:style-name="T57">ogram</text:span><text:span text:style-name="T56">.</text:span></text:p>
      <text:p text:style-name="P55"><text:tab/>Types: String </text:p>
      <text:p text:style-name="P55"><text:tab/>Literal = “hello”, </text:p>
      <text:p text:style-name="P55"><text:tab/>Character Literal = ‘a’, </text:p>
      <text:p text:style-name="P55"><text:tab/>Boolean Literal = true or false.</text:p>
      <text:p text:style-name="P66">14.While Loop</text:p>
      <text:p text:style-name="P80"><text:tab/><text:span text:style-name="T64">Repeats the statement or group of statements while given condition is True.</text:span></text:p>
      <text:p text:style-name="P80"><text:tab/><text:span text:style-name="T65">It tests the condition before executing the loop body.</text:span></text:p>
      <text:p text:style-name="P67">15.for Loop</text:p>
      <text:p text:style-name="P96"><text:span text:style-name="T18"><text:tab/></text:span><text:span text:style-name="T60">In computer programming, a </text:span><text:span text:style-name="T61">loop</text:span><text:span text:style-name="T59"> </text:span><text:span text:style-name="T60">is a sequence of instruction s that is continually repeated until a certain condition is reached.</text:span> </text:p>
      <text:p text:style-name="P67"><draw:custom-shape text:anchor-type="paragraph" draw:z-index="12" draw:name="Shape12" draw:style-name="gr13" svg:width="4.115in" svg:height="1.365in" svg:x="0in" svg:y="0in"><text:p>public class ForExample { <text:s/></text:p><text:p>public static void main(String[] args) { <text:s/></text:p><text:p><text:s text:c="4"/>for(int i=1;i&lt;=10;i++){ <text:s/></text:p><text:p><text:s text:c="8"/>System.out.println(i); <text:s/></text:p><text:p><text:s text:c="4"/>} <text:s/></text:p><text:p>} <text:s/></text:p><text:p>} <text:s/></text:p><draw:enhanced-geometry svg:viewBox="0 0 21600 21600" draw:type="rectangle" draw:enhanced-path="M 0 0 L 21600 0 21600 21600 0 21600 0 0 Z N"/></draw:custom-shap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16.do….while Loop</text:p>
      <text:p text:style-name="P67"><text:tab/><text:span text:style-name="T66">like a while statement, expect the it testes the condition at the end of the loop body</text:span></text:p>
      <text:p text:style-name="P68">17.break Statement</text:p>
      <text:p text:style-name="P81"><text:tab/>Terminates the loop or switch statement and transfer execution to the statement immediately following <text:tab/>the loop or switch.</text:p>
      <text:p text:style-name="P81"><text:soft-page-break/></text:p>
      <text:p text:style-name="P81"><draw:custom-shape text:anchor-type="paragraph" draw:z-index="9" draw:name="Shape10" draw:style-name="gr10" draw:text-style-name="P105" svg:width="3.7717in" svg:height="2.0941in" svg:x="-0.052in" svg:y="0.0319in"><text:p text:style-name="P104"><text:span text:style-name="T99"/></text:p><text:p text:style-name="P104"><text:span text:style-name="T92">public</text:span><text:span text:style-name="T93"> </text:span><text:span text:style-name="T92">class</text:span><text:span text:style-name="T93"> Break {</text:span></text:p><text:p text:style-name="P104"><text:span text:style-name="T93"><text:tab/></text:span><text:span text:style-name="T92">public</text:span><text:span text:style-name="T93"> </text:span><text:span text:style-name="T92">static</text:span><text:span text:style-name="T93"> </text:span><text:span text:style-name="T92">void</text:span><text:span text:style-name="T93"> main(String[]</text:span><text:span text:style-name="T96">args</text:span><text:span text:style-name="T93">){</text:span></text:p><text:p text:style-name="P104"><text:span text:style-name="T93"><text:tab/></text:span><text:span text:style-name="T93"><text:tab/></text:span><text:span text:style-name="T92">int</text:span><text:span text:style-name="T93">[] </text:span><text:span text:style-name="T96">numbers</text:span><text:span text:style-name="T93"> = {10, 20, 30, 40, 50};</text:span></text:p><text:p text:style-name="P104"><text:span text:style-name="T93"><text:tab/></text:span><text:span text:style-name="T93"><text:tab/></text:span><text:span text:style-name="T92">for</text:span><text:span text:style-name="T93"> (</text:span><text:span text:style-name="T92">int</text:span><text:span text:style-name="T93"> </text:span><text:span text:style-name="T96">x</text:span><text:span text:style-name="T93"> : </text:span><text:span text:style-name="T96">numbers</text:span><text:span text:style-name="T93">){</text:span></text:p><text:p text:style-name="P104"><text:span text:style-name="T93"><text:tab/></text:span><text:span text:style-name="T93"><text:tab/></text:span><text:span text:style-name="T93"><text:tab/></text:span><text:span text:style-name="T92">if</text:span><text:span text:style-name="T93">(</text:span><text:span text:style-name="T96">x</text:span><text:span text:style-name="T93"> == 30){</text:span></text:p><text:p text:style-name="P104"><text:span text:style-name="T93"><text:tab/></text:span><text:span text:style-name="T93"><text:tab/></text:span><text:span text:style-name="T93"><text:tab/></text:span><text:span text:style-name="T93"><text:tab/></text:span><text:span text:style-name="T92">break</text:span><text:span text:style-name="T93">;</text:span></text:p><text:p text:style-name="P104"><text:span text:style-name="T93"><text:tab/></text:span><text:span text:style-name="T93"><text:tab/></text:span><text:span text:style-name="T93">}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6">x</text:span><text:span text:style-name="T93">);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\n"</text:span><text:span text:style-name="T93">);</text:span></text:p><text:p text:style-name="P104"><text:span text:style-name="T93"><text:tab/></text:span><text:span text:style-name="T93">}</text:span></text:p><text:p text:style-name="P104"><text:span text:style-name="T93">}</text:span></text:p><text:p text:style-name="P104"><text:span text:style-name="T93">}</text:span></text:p><draw:enhanced-geometry svg:viewBox="0 0 21600 21600" draw:type="rectangle" draw:enhanced-path="M 0 0 L 21600 0 21600 21600 0 21600 0 0 Z N"/></draw:custom-shape></text:p>
      <text:p text:style-name="P81"/>
      <text:p text:style-name="P81"/>
      <text:p text:style-name="P81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18.Continue statement</text:p>
      <text:p text:style-name="P69"><text:tab/><text:span text:style-name="T67">causes the loop to skip the reminder of its body and immediately retest its condition prior to <text:tab/>reiterating.</text:span></text:p>
      <text:p text:style-name="P70"/>
      <text:p text:style-name="P70">19.Enhanced for loop</text:p>
      <text:p text:style-name="P70"><text:tab/><text:span text:style-name="T68">This is mainly used to traverse collection of elements including arrays.</text:span></text:p>
      <text:p text:style-name="P82"/>
      <text:p text:style-name="P71"><draw:custom-shape text:anchor-type="paragraph" draw:z-index="8" draw:name="Shape9" draw:style-name="gr9" draw:text-style-name="P106" svg:width="3.5315in" svg:height="0.5941in" svg:x="0in" svg:y="0in"><text:p><text:span text:style-name="T101">for(declaration : expression){</text:span></text:p><text:p><text:span text:style-name="T101">//statement </text:span></text:p><text:p><text:span text:style-name="T101"><text:tab/></text:span><text:span text:style-name="T101">}</text:span></text:p><draw:enhanced-geometry svg:viewBox="0 0 21600 21600" draw:type="rectangle" draw:enhanced-path="M 0 0 L 21600 0 21600 21600 0 21600 0 0 Z N"/></draw:custom-shape><text:tab/></text:p>
      <text:p text:style-name="P71"/>
      <text:p text:style-name="P71"/>
      <text:p text:style-name="P71"/>
      <text:p text:style-name="P72">20.Is Statement</text:p>
      <text:p text:style-name="P72"><text:tab/><text:span text:style-name="T69">An “if” Statement contains of a boolean expression <text:s/>followed by one or more Statement.</text:span></text:p>
      <text:p text:style-name="P73"/>
      <text:p text:style-name="P74"><draw:custom-shape text:anchor-type="paragraph" draw:z-index="10" draw:name="Shape11" draw:style-name="gr11" draw:text-style-name="P105" svg:width="4.5213in" svg:height="1.365in" svg:x="0.0728in" svg:y="0.0626in"><text:p text:style-name="P104"><text:span text:style-name="T92">public</text:span><text:span text:style-name="T93"> </text:span><text:span text:style-name="T92">class</text:span><text:span text:style-name="T93"> If {</text:span></text:p><text:p text:style-name="P104"><text:span text:style-name="T92">public</text:span><text:span text:style-name="T93"> </text:span><text:span text:style-name="T92">static</text:span><text:span text:style-name="T93"> </text:span><text:span text:style-name="T92">void</text:span><text:span text:style-name="T93"> main(String[]</text:span><text:span text:style-name="T96">args</text:span><text:span text:style-name="T93">){</text:span></text:p><text:p text:style-name="P104"><text:span text:style-name="T93"><text:tab/></text:span><text:span text:style-name="T92">int</text:span><text:span text:style-name="T93"> </text:span><text:span text:style-name="T96">x</text:span><text:span text:style-name="T93"> = 10;</text:span></text:p><text:p text:style-name="P104"><text:span text:style-name="T93"><text:tab/></text:span><text:span text:style-name="T92">if</text:span><text:span text:style-name="T93">(</text:span><text:span text:style-name="T96">x</text:span><text:span text:style-name="T93"> &lt;20){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If Statement"</text:span><text:span text:style-name="T93">);</text:span></text:p><text:p text:style-name="P104"><text:span text:style-name="T93"><text:tab/></text:span><text:span text:style-name="T93">}</text:span></text:p><text:p text:style-name="P104"><text:span text:style-name="T93">}</text:span></text:p><text:p text:style-name="P104"><text:span text:style-name="T93">}</text:span></text:p><draw:enhanced-geometry svg:viewBox="0 0 21600 21600" draw:type="rectangle" draw:enhanced-path="M 0 0 L 21600 0 21600 21600 0 21600 0 0 Z N"/></draw:custom-shap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pan text:style-name="T77">2</text:span>1.if else st<text:span text:style-name="T78">atements</text:span></text:p>
      <text:p text:style-name="P83">An if Statement can be followed by an optional else statement, which executes when the boolean <text:tab/>expression is false.</text:p>
      <text:p text:style-name="P74"><text:tab/></text:p>
      <text:p text:style-name="P74"/>
      <text:p text:style-name="P74"><draw:custom-shape text:anchor-type="paragraph" draw:z-index="11" draw:name="Shape11" draw:style-name="gr12" draw:text-style-name="P105" svg:width="4.5213in" svg:height="1.8941in" svg:x="0.1457in" svg:y="-0.0256in"><text:p text:style-name="P104"><text:span text:style-name="T99"/></text:p><text:p text:style-name="P104"><text:span text:style-name="T92">public</text:span><text:span text:style-name="T93"> </text:span><text:span text:style-name="T92">class</text:span><text:span text:style-name="T93"> If {</text:span></text:p><text:p text:style-name="P104"><text:span text:style-name="T92">public</text:span><text:span text:style-name="T93"> </text:span><text:span text:style-name="T92">static</text:span><text:span text:style-name="T93"> </text:span><text:span text:style-name="T92">void</text:span><text:span text:style-name="T93"> main(String[]</text:span><text:span text:style-name="T96">args</text:span><text:span text:style-name="T93">){</text:span></text:p><text:p text:style-name="P104"><text:span text:style-name="T93"><text:tab/></text:span><text:span text:style-name="T92">int</text:span><text:span text:style-name="T93"> </text:span><text:span text:style-name="T96">x</text:span><text:span text:style-name="T93"> = 10;</text:span></text:p><text:p text:style-name="P104"><text:span text:style-name="T93"><text:tab/></text:span><text:span text:style-name="T92">if</text:span><text:span text:style-name="T93">(</text:span><text:span text:style-name="T96">x</text:span><text:span text:style-name="T93"> &lt; 5){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If Statement"</text:span><text:span text:style-name="T93">);</text:span></text:p><text:p text:style-name="P104"><text:span text:style-name="T93"><text:tab/></text:span><text:span text:style-name="T93"><text:tab/></text:span></text:p><text:p text:style-name="P104"><text:span text:style-name="T93"><text:tab/></text:span><text:span text:style-name="T93">}</text:span></text:p><text:p text:style-name="P104"><text:span text:style-name="T93"><text:tab/></text:span><text:span text:style-name="T92">else</text:span><text:span text:style-name="T93"> </text:span></text:p><text:p text:style-name="P104"><text:span text:style-name="T93"><text:tab/></text:span><text:span text:style-name="T93"><text:tab/></text:span><text:span text:style-name="T93">System.</text:span><text:span text:style-name="T94">out</text:span><text:span text:style-name="T93">.println(</text:span><text:span text:style-name="T95">"not"</text:span><text:span text:style-name="T93">);</text:span></text:p><text:p text:style-name="P104"><text:span text:style-name="T93">}</text:span></text:p><text:p text:style-name="P104"><text:span text:style-name="T93">}</text:span></text:p><draw:enhanced-geometry svg:viewBox="0 0 21600 21600" draw:type="rectangle" draw:enhanced-path="M 0 0 L 21600 0 21600 21600 0 21600 0 0 Z N"/></draw:custom-shap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6"/>
      <text:p text:style-name="P76"/>
      <text:p text:style-name="P76"/>
      <text:p text:style-name="P75">22.Switch Statement</text:p>
      <text:p text:style-name="P75"><text:tab/><text:span text:style-name="T66"> A switch statement allows a variable to be tested for equality agains</text:span><text:span text:style-name="T70">t </text:span><text:span text:style-name="T66"><text:s/>a list of values.</text:span></text:p>
      <text:p text:style-name="P95"><draw:custom-shape text:anchor-type="paragraph" draw:z-index="13" draw:name="Shape13" draw:style-name="gr14" svg:width="4.1669in" svg:height="2.4441in" svg:x="0.1354in" svg:y="0.0437in"><text:p>switch(expression) {</text:p><text:p><text:s text:c="3"/>case value :</text:p><text:p><text:s text:c="6"/>// Statements</text:p><text:p><text:s text:c="6"/>break; // optional</text:p><text:p><text:s text:c="3"/></text:p><text:p><text:s text:c="3"/>case value :</text:p><text:p><text:s text:c="6"/>// Statements</text:p><text:p><text:s text:c="6"/>break; // optional</text:p><text:p><text:s text:c="3"/></text:p><text:p><text:s text:c="3"/>// You can have any number of case statements.</text:p><text:p><text:s text:c="3"/>default : // Optional</text:p><text:p><text:s text:c="6"/>// Statements</text:p><text:p>}</text:p><draw:enhanced-geometry svg:viewBox="0 0 21600 21600" draw:mirror-horizontal="false" draw:mirror-vertical="false" draw:type="rectangle" draw:enhanced-path="M 0 0 L 21600 0 21600 21600 0 21600 0 0 Z N"/></draw:custom-shap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Standard"/>
      <text:p text:style-name="P2"><text:span text:style-name="T82">23.</text:span>String Length</text:p>
      <text:p text:style-name="P42"><text:span text:style-name="T41"><text:tab/>Methods used to obtain information about an object are known as </text:span><text:span text:style-name="T39">accessor methods</text:span><text:span text:style-name="T41">. One accessor <text:tab/>method that you can use with strings is the length() method, which returns the number of characters <text:tab/>contained in the string object.</text:span></text:p>
      <text:p text:style-name="P3">24. Creating Arrays</text:p>
      <text:p text:style-name="P54"><text:span text:style-name="T80"><text:tab/></text:span><text:span text:style-name="T66">Can Create an array by using the new operator with the following Syntax.</text:span></text:p>
      <text:p text:style-name="P2"><text:tab/><text:tab/><text:tab/><text:span text:style-name="T83">arryarefvar = new dataType[arryaSize];</text:span></text:p>
      <text:p text:style-name="P42"><text:tab/><text:tab/><text:tab/><text:tab/><text:tab/><text:span text:style-name="T81">Methods</text:span></text:p>
      <text:p text:style-name="P2">25.Finalize () Method</text:p>
      <text:p text:style-name="P42"><text:tab/>It is a possible to define a method that will be called just before an object final destruction by the <text:tab/>grabage collector. This method is called finalize(), and it can be used to ensure that an object terminates <text:tab/>cleanly.</text:p>
      <text:p text:style-name="P42"><text:tab/><text:tab/><text:tab/><text:tab/><text:span text:style-name="T84">Protected void finalize(){</text:span></text:p>
      <text:p text:style-name="P42"><text:tab/><text:tab/><text:tab/><text:tab/><text:span text:style-name="T84">}</text:span></text:p>
      <text:p text:style-name="P14">26.</text:p>
      <text:p text:style-name="P14"/>
      <text:p text:style-name="P14"/>
      <text:p text:style-name="P14"/>
      <text:p text:style-name="P14"/>
      <text:p text:style-name="P30">JAVA OBJECT ORIENTED</text:p>
      <text:p text:style-name="P31"/>
      <text:p text:style-name="P15">1.Overriding</text:p>
      <text:p text:style-name="P15"><text:tab/><text:span text:style-name="T71">In Object-Oriented terms, Overriding means to override the functionality of an existing method.</text:span></text:p>
      <text:p text:style-name="P16"><text:soft-page-break/><text:span text:style-name="T71">O</text:span><text:span text:style-name="T66">r</text:span></text:p>
      <text:p text:style-name="P17"><text:span text:style-name="T71"><text:tab/></text:span><text:span text:style-name="T66">Changing the implementation of super class in the sub class according to needs of the sub c</text:span></text:p>
      <text:p text:style-name="P18"><text:span text:style-name="T86">important </text:span>po<text:span text:style-name="T86">i</text:span>nts</text:p>
      <text:p text:style-name="P18"><text:span text:style-name="T71"><text:tab/></text:span><text:span text:style-name="T72">when we perform method overriding, super class implementation will be lost and we will get only latest <text:tab/>subclass implementation .</text:span></text:p>
      <text:p text:style-name="P18"><text:span text:style-name="T87"><text:tab/>To perform method overriding three things are Mandatory.</text:span><text:span text:style-name="T72"><text:tab/></text:span></text:p>
      <text:list xml:id="list3099916750" text:style-name="L1">
        <text:list-item>
          <text:p text:style-name="P97"><text:span text:style-name="T72">I</text:span><text:span text:style-name="T66">nheritance.</text:span></text:p>
        </text:list-item>
        <text:list-item>
          <text:p text:style-name="P98">Non-static methods.</text:p>
        </text:list-item>
        <text:list-item>
          <text:p text:style-name="P98">Method Signature should be same.</text:p>
        </text:list-item>
      </text:list>
      <text:p text:style-name="P19"><text:span text:style-name="T85">A</text:span>dvantages Of Overriding</text:p>
      <text:list xml:id="list1573274538" text:style-name="L2">
        <text:list-item>
          <text:p text:style-name="P99">We can achieve Abstraction.</text:p>
        </text:list-item>
        <text:list-item>
          <text:p text:style-name="P99">We can achieved Standardization.</text:p>
        </text:list-item>
        <text:list-item>
          <text:p text:style-name="P100">We can achieved Run-Time Polymorphism.</text:p>
        </text:list-item>
        <text:list-item>
          <text:p text:style-name="P101">Performance will be improved.</text:p>
        </text:list-item>
      </text:list>
      <text:p text:style-name="P28"><draw:custom-shape text:anchor-type="paragraph" draw:z-index="14" draw:name="Shape14" draw:style-name="gr15" draw:text-style-name="P107" svg:width="5.6461in" svg:height="3.265in" svg:x="0.1146in" svg:y="0.0008in"><text:p><text:span text:style-name="T102">class Father {</text:span></text:p><text:p><text:span text:style-name="T102"><text:tab/></text:span><text:span text:style-name="T102">public void smoking() {</text:span></text:p><text:p><text:span text:style-name="T102"><text:tab/></text:span><text:span text:style-name="T102"><text:tab/></text:span><text:span text:style-name="T102">sop(“Normal Smoker”);</text:span></text:p><text:p><text:span text:style-name="T102"><text:tab/></text:span><text:span text:style-name="T102">}</text:span></text:p><text:p><text:span text:style-name="T102">}</text:span></text:p><text:p><text:span text:style-name="T102">class Son extends Father {</text:span></text:p><text:p><text:span text:style-name="T102"><text:tab/></text:span><text:span text:style-name="T102">public void smoking() {</text:span></text:p><text:p><text:span text:style-name="T102"><text:tab/></text:span><text:span text:style-name="T102"><text:tab/></text:span><text:span text:style-name="T102">sop(“Chain Smoker”);</text:span></text:p><text:p><text:span text:style-name="T102"><text:tab/></text:span><text:span text:style-name="T102">}</text:span></text:p><text:p><text:span text:style-name="T102">}</text:span></text:p><text:p><text:span text:style-name="T102">class MethodOverriding { </text:span></text:p><text:p><text:span text:style-name="T102"><text:tab/></text:span><text:span text:style-name="T102">public static void main(String[] args) {</text:span></text:p><text:p><text:span text:style-name="T102"><text:tab/></text:span><text:span text:style-name="T102"><text:tab/></text:span><text:span text:style-name="T102">Son s = new Son();</text:span></text:p><text:p><text:span text:style-name="T102"><text:tab/></text:span><text:span text:style-name="T102"><text:tab/></text:span><text:span text:style-name="T102">s.smoking();</text:span></text:p><text:p><text:span text:style-name="T102"><text:tab/></text:span><text:span text:style-name="T102">}</text:span></text:p><text:p><text:span text:style-name="T102">}</text:span><text:span text:style-name="T102"><text:tab/></text:span><text:span text:style-name="T102"><text:tab/></text:span></text:p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0">2.Polymorphism</text:p>
      <text:p text:style-name="P21"><text:tab/><text:span text:style-name="T73">Any thing which is exhibiting many forms is called as Polymorphism</text:span></text:p>
      <text:p text:style-name="P22">OR</text:p>
      <text:p text:style-name="P23"><text:tab/><text:span text:style-name="T66">Changing in Object’s behavior in different stages of appli</text:span><text:span text:style-name="T74">cation </text:span><text:span text:style-name="T75">development.</text:span></text:p>
      <text:p text:style-name="P29"><draw:custom-shape text:anchor-type="paragraph" draw:z-index="15" draw:name="Shape15" draw:style-name="gr16" svg:width="2.7504in" svg:height="0.813in" svg:x="0.5in" svg:y="0.0846in"><text:p>Deer d = new Deer();</text:p><text:p>Animal a = d;</text:p><text:p>Vegetarian v = d;</text:p><text:p>Object o = d;</text:p><draw:enhanced-geometry svg:viewBox="0 0 21600 21600" draw:type="rectangle" draw:enhanced-path="M 0 0 L 21600 0 21600 21600 0 21600 0 0 Z N"/></draw:custom-shape></text:p>
      <text:p text:style-name="P29"/>
      <text:p text:style-name="P29"/>
      <text:p text:style-name="P29"/>
      <text:p text:style-name="P29"/>
      <text:p text:style-name="P24"/>
      <text:p text:style-name="P24"/>
      <text:p text:style-name="P24"/>
      <text:p text:style-name="P24"/>
      <text:p text:style-name="P24"/>
      <text:p text:style-name="P24">3.Abstraction </text:p>
      <text:p text:style-name="P24"><text:tab/><text:span text:style-name="T66">Hiding the complexity from the user and exposing the required functionalities is called as Abs</text:span><text:span text:style-name="T76">traction.</text:span></text:p>
      <text:p text:style-name="P4">4.Encapsulation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Mangal1" svg:font-family="Mangal"/>
    <style:font-face style:name="Verdana" svg:font-family="Verdana, Geneva, Tahom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56:08.330000000</meta:creation-date>
    <dc:date>2018-03-01T12:23:01.885000000</dc:date>
    <meta:editing-duration>PT15H20M55S</meta:editing-duration>
    <meta:editing-cycles>152</meta:editing-cycles>
    <meta:generator>LibreOffice/5.3.2.2$Windows_X86_64 LibreOffice_project/6cd4f1ef626f15116896b1d8e1398b56da0d0ee1</meta:generator>
    <meta:print-date>2017-10-12T12:18:06.981000000</meta:print-date>
    <meta:document-statistic meta:table-count="0" meta:image-count="0" meta:object-count="0" meta:page-count="7" meta:paragraph-count="129" meta:word-count="983" meta:character-count="6352" meta:non-whitespace-character-count="5318"/>
  </office:meta>
</office:document-meta>
</file>